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69.26pt" svg:y="43.68pt">
            <draw:object draw:notify-on-update-of-ranges="Sheet1.A1:Sheet1.A1 Sheet1.A2:Sheet1.A47 Sheet1.B1:Sheet1.B1 Sheet1.B2:Sheet1.B47 Sheet1.A1:Sheet1.A1 Sheet1.A2:Sheet1.A47 Sheet1.C1:Sheet1.C1 Sheet1.C2:Sheet1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in(a) + cos(a)</text:p>
          </table:table-cell>
          <table:table-cell office:value-type="string" calcext:value-type="string">
            <text:p>1+(90-a)/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2]/180*PI()) + COS([.A2]/180*PI())" office:value-type="float" office:value="1.36602540378444" calcext:value-type="float">
            <text:p>1.36602540378444</text:p>
          </table:table-cell>
          <table:table-cell table:formula="of:=1+(90-[.A2])/75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3]/180*PI()) + COS([.A3]/180*PI())" office:value-type="float" office:value="1.35942932738573" calcext:value-type="float">
            <text:p>1.35942932738573</text:p>
          </table:table-cell>
          <table:table-cell table:formula="of:=1+(90-[.A3])/75" office:value-type="float" office:value="1.38666666666667" calcext:value-type="float">
            <text:p>1.3866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4]/180*PI()) + COS([.A4]/180*PI())" office:value-type="float" office:value="1.35241915564482" calcext:value-type="float">
            <text:p>1.35241915564482</text:p>
          </table:table-cell>
          <table:table-cell table:formula="of:=1+(90-[.A4])/75" office:value-type="float" office:value="1.37333333333333" calcext:value-type="float">
            <text:p>1.3733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5]/180*PI()) + COS([.A5]/180*PI())" office:value-type="float" office:value="1.34499702392791" calcext:value-type="float">
            <text:p>1.34499702392791</text:p>
          </table:table-cell>
          <table:table-cell table:formula="of:=1+(90-[.A5])/75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]/180*PI()) + COS([.A6]/180*PI())" office:value-type="float" office:value="1.33716519308824" calcext:value-type="float">
            <text:p>1.33716519308824</text:p>
          </table:table-cell>
          <table:table-cell table:formula="of:=1+(90-[.A6])/75" office:value-type="float" office:value="1.34666666666667" calcext:value-type="float">
            <text:p>1.3466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7]/180*PI()) + COS([.A7]/180*PI())" office:value-type="float" office:value="1.32892604877735" calcext:value-type="float">
            <text:p>1.32892604877735</text:p>
          </table:table-cell>
          <table:table-cell table:formula="of:=1+(90-[.A7])/75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8]/180*PI()) + COS([.A8]/180*PI())" office:value-type="float" office:value="1.3202821007184" calcext:value-type="float">
            <text:p>1.3202821007184</text:p>
          </table:table-cell>
          <table:table-cell table:formula="of:=1+(90-[.A8])/75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9]/180*PI()) + COS([.A9]/180*PI())" office:value-type="float" office:value="1.31123598194171" calcext:value-type="float">
            <text:p>1.31123598194171</text:p>
          </table:table-cell>
          <table:table-cell table:formula="of:=1+(90-[.A9])/75" office:value-type="float" office:value="1.30666666666667" calcext:value-type="float">
            <text:p>1.30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10]/180*PI()) + COS([.A10]/180*PI())" office:value-type="float" office:value="1.3017904479827" calcext:value-type="float">
            <text:p>1.3017904479827</text:p>
          </table:table-cell>
          <table:table-cell table:formula="of:=1+(90-[.A10])/75" office:value-type="float" office:value="1.29333333333333" calcext:value-type="float">
            <text:p>1.2933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11]/180*PI()) + COS([.A11]/180*PI())" office:value-type="float" office:value="1.2919483760425" calcext:value-type="float">
            <text:p>1.2919483760425</text:p>
          </table:table-cell>
          <table:table-cell table:formula="of:=1+(90-[.A11])/75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12]/180*PI()) + COS([.A12]/180*PI())" office:value-type="float" office:value="1.28171276411158" calcext:value-type="float">
            <text:p>1.28171276411158</text:p>
          </table:table-cell>
          <table:table-cell table:formula="of:=1+(90-[.A12])/75" office:value-type="float" office:value="1.26666666666667" calcext:value-type="float">
            <text:p>1.2666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13]/180*PI()) + COS([.A13]/180*PI())" office:value-type="float" office:value="1.27108673005647" calcext:value-type="float">
            <text:p>1.27108673005647</text:p>
          </table:table-cell>
          <table:table-cell table:formula="of:=1+(90-[.A13])/75" office:value-type="float" office:value="1.25333333333333" calcext:value-type="float">
            <text:p>1.253333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14]/180*PI()) + COS([.A14]/180*PI())" office:value-type="float" office:value="1.2600735106701" calcext:value-type="float">
            <text:p>1.2600735106701</text:p>
          </table:table-cell>
          <table:table-cell table:formula="of:=1+(90-[.A14])/75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15]/180*PI()) + COS([.A15]/180*PI())" office:value-type="float" office:value="1.24867646068577" calcext:value-type="float">
            <text:p>1.24867646068577</text:p>
          </table:table-cell>
          <table:table-cell table:formula="of:=1+(90-[.A15])/75" office:value-type="float" office:value="1.22666666666667" calcext:value-type="float">
            <text:p>1.2266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16]/180*PI()) + COS([.A16]/180*PI())" office:value-type="float" office:value="1.23689905175532" calcext:value-type="float">
            <text:p>1.23689905175532</text:p>
          </table:table-cell>
          <table:table-cell table:formula="of:=1+(90-[.A16])/75" office:value-type="float" office:value="1.21333333333333" calcext:value-type="float">
            <text:p>1.2133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17]/180*PI()) + COS([.A17]/180*PI())" office:value-type="float" office:value="1.22474487139159" calcext:value-type="float">
            <text:p>1.22474487139159</text:p>
          </table:table-cell>
          <table:table-cell table:formula="of:=1+(90-[.A17])/75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18]/180*PI()) + COS([.A18]/180*PI())" office:value-type="float" office:value="1.21221762187566" calcext:value-type="float">
            <text:p>1.21221762187566</text:p>
          </table:table-cell>
          <table:table-cell table:formula="of:=1+(90-[.A18])/75" office:value-type="float" office:value="1.18666666666667" calcext:value-type="float">
            <text:p>1.1866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19]/180*PI()) + COS([.A19]/180*PI())" office:value-type="float" office:value="1.1993211191291" calcext:value-type="float">
            <text:p>1.1993211191291</text:p>
          </table:table-cell>
          <table:table-cell table:formula="of:=1+(90-[.A19])/75" office:value-type="float" office:value="1.17333333333333" calcext:value-type="float">
            <text:p>1.17333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20]/180*PI()) + COS([.A20]/180*PI())" office:value-type="float" office:value="1.18605929155156" calcext:value-type="float">
            <text:p>1.18605929155156</text:p>
          </table:table-cell>
          <table:table-cell table:formula="of:=1+(90-[.A20])/75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21]/180*PI()) + COS([.A21]/180*PI())" office:value-type="float" office:value="1.17243617882421" calcext:value-type="float">
            <text:p>1.17243617882421</text:p>
          </table:table-cell>
          <table:table-cell table:formula="of:=1+(90-[.A21])/75" office:value-type="float" office:value="1.14666666666667" calcext:value-type="float">
            <text:p>1.14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22]/180*PI()) + COS([.A22]/180*PI())" office:value-type="float" office:value="1.15845593067914" calcext:value-type="float">
            <text:p>1.15845593067914</text:p>
          </table:table-cell>
          <table:table-cell table:formula="of:=1+(90-[.A22])/75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23]/180*PI()) + COS([.A23]/180*PI())" office:value-type="float" office:value="1.14412280563537" calcext:value-type="float">
            <text:p>1.14412280563537</text:p>
          </table:table-cell>
          <table:table-cell table:formula="of:=1+(90-[.A23])/75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24]/180*PI()) + COS([.A24]/180*PI())" office:value-type="float" office:value="1.12944116970164" calcext:value-type="float">
            <text:p>1.12944116970164</text:p>
          </table:table-cell>
          <table:table-cell table:formula="of:=1+(90-[.A24])/75" office:value-type="float" office:value="1.10666666666667" calcext:value-type="float">
            <text:p>1.10666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25]/180*PI()) + COS([.A25]/180*PI())" office:value-type="float" office:value="1.11441549504647" calcext:value-type="float">
            <text:p>1.11441549504647</text:p>
          </table:table-cell>
          <table:table-cell table:formula="of:=1+(90-[.A25])/75" office:value-type="float" office:value="1.09333333333333" calcext:value-type="float">
            <text:p>1.09333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26]/180*PI()) + COS([.A26]/180*PI())" office:value-type="float" office:value="1.09905035863593" calcext:value-type="float">
            <text:p>1.09905035863593</text:p>
          </table:table-cell>
          <table:table-cell table:formula="of:=1+(90-[.A26])/75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27]/180*PI()) + COS([.A27]/180*PI())" office:value-type="float" office:value="1.0833504408394" calcext:value-type="float">
            <text:p>1.0833504408394</text:p>
          </table:table-cell>
          <table:table-cell table:formula="of:=1+(90-[.A27])/75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28]/180*PI()) + COS([.A28]/180*PI())" office:value-type="float" office:value="1.06732052400395" calcext:value-type="float">
            <text:p>1.06732052400395</text:p>
          </table:table-cell>
          <table:table-cell table:formula="of:=1+(90-[.A28])/75" office:value-type="float" office:value="1.05333333333333" calcext:value-type="float">
            <text:p>1.05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29]/180*PI()) + COS([.A29]/180*PI())" office:value-type="float" office:value="1.05096549099752" calcext:value-type="float">
            <text:p>1.05096549099752</text:p>
          </table:table-cell>
          <table:table-cell table:formula="of:=1+(90-[.A29])/75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30]/180*PI()) + COS([.A30]/180*PI())" office:value-type="float" office:value="1.0342903237216" calcext:value-type="float">
            <text:p>1.0342903237216</text:p>
          </table:table-cell>
          <table:table-cell table:formula="of:=1+(90-[.A30])/75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31]/180*PI()) + COS([.A31]/180*PI())" office:value-type="float" office:value="1.01730010159368" calcext:value-type="float">
            <text:p>1.01730010159368</text:p>
          </table:table-cell>
          <table:table-cell table:formula="of:=1+(90-[.A31])/75" office:value-type="float" office:value="1.01333333333333" calcext:value-type="float">
            <text:p>1.0133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32]/180*PI()) + COS([.A32]/180*PI())" office:value-type="float" office:value="1" calcext:value-type="float">
            <text:p>1</text:p>
          </table:table-cell>
          <table:table-cell table:formula="of:=1+(90-[.A32])/7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Kuipers</meta:initial-creator>
    <meta:creation-date>2019-05-07T09:44:44.730761907</meta:creation-date>
    <dc:date>2019-05-07T12:58:24.293578075</dc:date>
    <dc:creator>Tim Kuipers</dc:creator>
    <meta:editing-duration>PT13S</meta:editing-duration>
    <meta:editing-cycles>1</meta:editing-cycles>
    <meta:document-statistic meta:table-count="1" meta:cell-count="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3.954cm" style:legend-expansion="high" chart:style-name="ch2"/>
        <chart:plot-area chart:style-name="ch3" table:cell-range-address="Sheet1.A1:Sheet1.C47" chart:data-source-has-labels="row" svg:x="0.319cm" svg:y="0.18cm" svg:width="11.793cm" svg:height="8.645cm">
          <chartooo:coordinate-region svg:x="1.046cm" svg:y="0.379cm" svg:width="10.8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label-cell-address="Sheet1.B1:Sheet1.B1" chart:class="chart:scatter">
            <chart:domain table:cell-range-address="Sheet1.A2:Sheet1.A47"/>
            <chart:data-point chart:repeated="46"/>
          </chart:series>
          <chart:series chart:style-name="ch7" chart:values-cell-range-address="Sheet1.C2:Sheet1.C47" chart:label-cell-address="Sheet1.C1:Sheet1.C1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(a) + cos(a)</text:p>
                <draw:g>
                  <svg:desc>Sheet1.B1:Sheet1.B1</svg:desc>
                </draw:g>
              </table:table-cell>
              <table:table-cell office:value-type="string">
                <text:p>1+(90-a)/7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47</svg:desc>
                </draw:g>
              </table:table-cell>
              <table:table-cell office:value-type="float" office:value="1.36602540378444">
                <text:p>1.36602540378444</text:p>
                <draw:g>
                  <svg:desc>Sheet1.B2:Sheet1.B47</svg:desc>
                </draw:g>
              </table:table-cell>
              <table:table-cell office:value-type="float" office:value="1.4">
                <text:p>1.4</text:p>
                <draw:g>
                  <svg:desc>Sheet1.C2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1.35942932738573">
                <text:p>1.35942932738573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1.35241915564482">
                <text:p>1.35241915564482</text:p>
              </table:table-cell>
              <table:table-cell office:value-type="float" office:value="1.37333333333333">
                <text:p>1.37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.34499702392791">
                <text:p>1.3449970239279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.33716519308824">
                <text:p>1.33716519308824</text:p>
              </table:table-cell>
              <table:table-cell office:value-type="float" office:value="1.34666666666667">
                <text:p>1.3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.32892604877735">
                <text:p>1.3289260487773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.3202821007184">
                <text:p>1.320282100718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.31123598194171">
                <text:p>1.31123598194171</text:p>
              </table:table-cell>
              <table:table-cell office:value-type="float" office:value="1.30666666666667">
                <text:p>1.3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1.3017904479827">
                <text:p>1.3017904479827</text:p>
              </table:table-cell>
              <table:table-cell office:value-type="float" office:value="1.29333333333333">
                <text:p>1.29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1.2919483760425">
                <text:p>1.29194837604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28171276411158">
                <text:p>1.28171276411158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1.27108673005647">
                <text:p>1.27108673005647</text:p>
              </table:table-cell>
              <table:table-cell office:value-type="float" office:value="1.25333333333333">
                <text:p>1.25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1.2600735106701">
                <text:p>1.260073510670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.24867646068577">
                <text:p>1.24867646068577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1.23689905175532">
                <text:p>1.23689905175532</text:p>
              </table:table-cell>
              <table:table-cell office:value-type="float" office:value="1.21333333333333">
                <text:p>1.21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1.21221762187566">
                <text:p>1.21221762187566</text:p>
              </table:table-cell>
              <table:table-cell office:value-type="float" office:value="1.18666666666667">
                <text:p>1.18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1.1993211191291">
                <text:p>1.1993211191291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">
                <text:p>78</text:p>
              </table:table-cell>
              <table:table-cell office:value-type="float" office:value="1.18605929155156">
                <text:p>1.186059291551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.17243617882421">
                <text:p>1.17243617882421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.15845593067914">
                <text:p>1.15845593067914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1.14412280563537">
                <text:p>1.144122805635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1.12944116970164">
                <text:p>1.12944116970164</text:p>
              </table:table-cell>
              <table:table-cell office:value-type="float" office:value="1.10666666666667">
                <text:p>1.10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1.11441549504647">
                <text:p>1.11441549504647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.09905035863593">
                <text:p>1.09905035863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  <table:table-cell office:value-type="float" office:value="1.0833504408394">
                <text:p>1.083350440839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1.06732052400395">
                <text:p>1.06732052400395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">
                <text:p>87</text:p>
              </table:table-cell>
              <table:table-cell office:value-type="float" office:value="1.05096549099752">
                <text:p>1.050965490997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">
                <text:p>88</text:p>
              </table:table-cell>
              <table:table-cell office:value-type="float" office:value="1.0342903237216">
                <text:p>1.0342903237216</text:p>
              </table:table-cell>
              <table:table-cell office:value-type="float" office:value="1.02666666666667">
                <text:p>1.02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1.01730010159368">
                <text:p>1.01730010159368</text:p>
              </table:table-cell>
              <table:table-cell office:value-type="float" office:value="1.01333333333333">
                <text:p>1.0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